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747cm" style:use-optimal-column-width="false"/>
    </style:style>
    <style:style style:name="co2" style:family="table-column">
      <style:table-column-properties style:column-width="2.667cm" style:use-optimal-column-width="false"/>
    </style:style>
    <style:style style:name="co3" style:family="table-column">
      <style:table-column-properties style:column-width="2.556cm" style:use-optimal-column-width="false"/>
    </style:style>
    <style:style style:name="co4" style:family="table-column">
      <style:table-column-properties style:column-width="4.243cm" style:use-optimal-column-width="false"/>
    </style:style>
    <style:style style:name="co5" style:family="table-column">
      <style:table-column-properties style:column-width="6.112cm" style:use-optimal-column-width="false"/>
    </style:style>
    <style:style style:name="co6" style:family="table-column">
      <style:table-column-properties style:column-width="6.175cm" style:use-optimal-column-width="false"/>
    </style:style>
    <style:style style:name="ro1" style:family="table-row">
      <style:table-row-properties style:row-height="1.819cm" style:use-optimal-row-height="false"/>
    </style:style>
    <style:style style:name="ro2" style:family="table-row">
      <style:table-row-properties style:row-height="1.836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standard" draw:layer="layout" svg:width="25.499cm" svg:height="16.387cm" svg:x="-0.5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Host</text:p>
              </table:table-cell>
              <table:table-cell>
                <text:p text:style-name="P3">Kernel</text:p>
              </table:table-cell>
              <table:table-cell>
                <text:p text:style-name="P3">Compilation</text:p>
              </table:table-cell>
              <table:table-cell>
                <text:p text:style-name="P3">Meta-programming</text:p>
              </table:table-cell>
              <table:table-cell>
                <text:p text:style-name="P3">Hardware</text:p>
              </table:table-cell>
            </table:table-row>
            <table:table-row table:style-name="ro1" table:default-cell-style-name="ce2">
              <table:table-cell table:style-name="ce1">
                <text:p text:style-name="P3">Cuda</text:p>
              </table:table-cell>
              <table:table-cell>
                <text:p text:style-name="P4">C++</text:p>
              </table:table-cell>
              <table:table-cell>
                <text:p text:style-name="P4">C++</text:p>
              </table:table-cell>
              <table:table-cell>
                <text:p text:style-name="P4">AOT</text:p>
              </table:table-cell>
              <table:table-cell>
                <text:p text:style-name="P4">-</text:p>
              </table:table-cell>
              <table:table-cell>
                <text:p text:style-name="P4">GPU (Nvidia)</text:p>
              </table:table-cell>
            </table:table-row>
            <table:table-row table:style-name="ro1" table:default-cell-style-name="ce2">
              <table:table-cell table:style-name="ce1">
                <text:p text:style-name="P3">OpenCL</text:p>
              </table:table-cell>
              <table:table-cell>
                <text:p text:style-name="P4">C</text:p>
              </table:table-cell>
              <table:table-cell>
                <text:p text:style-name="P4">C</text:p>
              </table:table-cell>
              <table:table-cell>
                <text:p text:style-name="P4">JIT</text:p>
              </table:table-cell>
              <table:table-cell>
                <text:p text:style-name="P4">-</text:p>
              </table:table-cell>
              <table:table-cell>
                <text:p text:style-name="P4">CPU/GPU/FPGA</text:p>
              </table:table-cell>
            </table:table-row>
            <table:table-row table:style-name="ro1" table:default-cell-style-name="ce2">
              <table:table-cell table:style-name="ce1">
                <text:p text:style-name="P3">SyCL</text:p>
              </table:table-cell>
              <table:table-cell>
                <text:p text:style-name="P4">C++</text:p>
              </table:table-cell>
              <table:table-cell>
                <text:p text:style-name="P4">C++</text:p>
              </table:table-cell>
              <table:table-cell>
                <text:p text:style-name="P4">AOT</text:p>
              </table:table-cell>
              <table:table-cell>
                <text:p text:style-name="P4">-</text:p>
              </table:table-cell>
              <table:table-cell>
                <text:p text:style-name="P4">CPU/GPU/FPGA</text:p>
              </table:table-cell>
            </table:table-row>
            <table:table-row table:style-name="ro1" table:default-cell-style-name="ce2">
              <table:table-cell table:style-name="ce1">
                <text:p text:style-name="P3">PyCuda</text:p>
              </table:table-cell>
              <table:table-cell>
                <text:p text:style-name="P4">Python</text:p>
              </table:table-cell>
              <table:table-cell>
                <text:p text:style-name="P4">C++</text:p>
              </table:table-cell>
              <table:table-cell>
                <text:p text:style-name="P4">JIT</text:p>
              </table:table-cell>
              <table:table-cell>
                <text:p text:style-name="P4">Reduct/scan/sort/… </text:p>
              </table:table-cell>
              <table:table-cell>
                <text:p text:style-name="P4">GPU (Nvidia)</text:p>
              </table:table-cell>
            </table:table-row>
            <table:table-row table:style-name="ro1" table:default-cell-style-name="ce2">
              <table:table-cell table:style-name="ce1">
                <text:p text:style-name="P3">PyOpenCL</text:p>
              </table:table-cell>
              <table:table-cell>
                <text:p text:style-name="P4">Python</text:p>
              </table:table-cell>
              <table:table-cell>
                <text:p text:style-name="P4">C</text:p>
              </table:table-cell>
              <table:table-cell>
                <text:p text:style-name="P4">JIT</text:p>
              </table:table-cell>
              <table:table-cell>
                <text:p text:style-name="P4">Reduct/scan/sort/… </text:p>
              </table:table-cell>
              <table:table-cell>
                <text:p text:style-name="P4">CPU/GPU/FPGA</text:p>
              </table:table-cell>
            </table:table-row>
            <table:table-row table:style-name="ro1" table:default-cell-style-name="ce2">
              <table:table-cell table:style-name="ce1">
                <text:p text:style-name="P3">Julia</text:p>
              </table:table-cell>
              <table:table-cell>
                <text:p text:style-name="P4">Julia</text:p>
              </table:table-cell>
              <table:table-cell>
                <text:p text:style-name="P4">Julia</text:p>
              </table:table-cell>
              <table:table-cell>
                <text:p text:style-name="P4">JIT</text:p>
              </table:table-cell>
              <table:table-cell>
                <text:p text:style-name="P4">-</text:p>
              </table:table-cell>
              <table:table-cell>
                <text:p text:style-name="P4">GPU</text:p>
              </table:table-cell>
            </table:table-row>
            <table:table-row table:style-name="ro1" table:default-cell-style-name="ce2">
              <table:table-cell table:style-name="ce1">
                <text:p text:style-name="P3">Numba-Cuda</text:p>
              </table:table-cell>
              <table:table-cell>
                <text:p text:style-name="P4">Python</text:p>
              </table:table-cell>
              <table:table-cell>
                <text:p text:style-name="P4">Python</text:p>
              </table:table-cell>
              <table:table-cell>
                <text:p text:style-name="P4">JIT</text:p>
              </table:table-cell>
              <table:table-cell>
                <text:p text:style-name="P4">-</text:p>
              </table:table-cell>
              <table:table-cell>
                <text:p text:style-name="P4">GPU (Nvidia)</text:p>
              </table:table-cell>
            </table:table-row>
            <table:table-row table:style-name="ro2" table:default-cell-style-name="ce2">
              <table:table-cell table:style-name="ce1">
                <text:p text:style-name="P3">CuPy</text:p>
              </table:table-cell>
              <table:table-cell>
                <text:p text:style-name="P4">Python</text:p>
              </table:table-cell>
              <table:table-cell>
                <text:p text:style-name="P4">C++</text:p>
              </table:table-cell>
              <table:table-cell>
                <text:p text:style-name="P4">JIT</text:p>
              </table:table-cell>
              <table:table-cell>
                <text:p text:style-name="P4">Reduction</text:p>
              </table:table-cell>
              <table:table-cell>
                <text:p text:style-name="P4">GPU (Nvidia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9T14:40:37.085885448</meta:creation-date>
    <dc:date>2021-04-09T14:31:01.909063930</dc:date>
    <meta:editing-duration>PT1H51M21S</meta:editing-duration>
    <meta:editing-cycles>3</meta:editing-cycles>
    <meta:generator>LibreOffice/7.0.4.2$Linux_X86_64 LibreOffice_project/00$Build-2</meta:generator>
    <meta:document-statistic meta:object-count="26"/>
  </office:meta>
</office:document-meta>
</file>